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8a0b5"/>
    </style:style>
    <style:style style:name="P2" style:family="paragraph" style:parent-style-name="Standard">
      <style:text-properties fo:language="en" fo:country="US" officeooo:rsid="0018a0b5" officeooo:paragraph-rsid="0018a0b5"/>
    </style:style>
    <style:style style:name="P3" style:family="paragraph" style:parent-style-name="Heading_20_1">
      <style:text-properties officeooo:rsid="0018a0b5" officeooo:paragraph-rsid="0018a0b5"/>
    </style:style>
    <style:style style:name="P4" style:family="paragraph" style:parent-style-name="Standard">
      <style:text-properties officeooo:paragraph-rsid="0018a0b5"/>
    </style:style>
    <style:style style:name="P5" style:family="paragraph" style:parent-style-name="Standard" style:list-style-name="L1">
      <style:text-properties fo:language="en" fo:country="US" officeooo:rsid="0018a0b5" officeooo:paragraph-rsid="0018a0b5"/>
    </style:style>
    <style:style style:name="T1" style:family="text">
      <style:text-properties fo:language="en" fo:country="US" officeooo:rsid="0018a0b5"/>
    </style:style>
    <style:style style:name="T2" style:family="text">
      <style:text-properties fo:language="en" fo:country="US" officeooo:rsid="001e570a"/>
    </style:style>
    <style:style style:name="T3" style:family="text">
      <style:text-properties fo:language="en" fo:country="US" officeooo:rsid="002032c8"/>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1b8689"/>
    </style:style>
    <style:style style:name="T8" style:family="text">
      <style:text-properties officeooo:rsid="00220666"/>
    </style:style>
    <style:style style:name="T9" style:family="text">
      <style:text-properties officeooo:rsid="0023a854"/>
    </style:style>
    <style:style style:name="T10" style:family="text">
      <style:text-properties officeooo:rsid="0025458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he World Health Organization Fetal Growth Charts</text:h>
      <text:h text:style-name="Heading_20_2" text:outline-level="2">Computation of fetal growth distribution quantiles</text:h>
      <text:p text:style-name="P1"/>
      <text:p text:style-name="P1"><text:span text:style-name="T1">This document accompanies the coefficients of the polynomials representing quantiles of the distributions of several fetal parameters, as a function of t, the gestational age. </text:span><text:span text:style-name="T2">The coefficients tables are presented in a revised version, dated of March 13, 2023. The coeff</text:span><text:span text:style-name="T3">i</text:span><text:span text:style-name="T2">cients are the same used in the WHO Fetal Growth Calculator: </text:span><text:a xlink:type="simple" xlink:href="https://srhr.org/fetalgrowthcalculator/#/" text:style-name="Internet_20_link" text:visited-style-name="Visited_20_Internet_20_Link"><text:span text:style-name="T2">https://srhr.org/fetalgrowthcalculator/#/</text:span></text:a></text:p>
      <text:p text:style-name="P1"/>
      <text:p text:style-name="P1"/>
      <text:p text:style-name="P2"/>
      <text:p text:style-name="P2">The fetal growth distributions by time are computed by quantile regression, for each quantile in the set {0.01, 0.025, 0.05, 0.10, 0.25, 0.50, 0.75, 0.90, 0.95, 0.975, 0.99} and for each fetal dimension. Details on the fittings and detailed information can be found in the reference Kiserud et al<text:span text:style-name="T4"> 1</text:span>. <text:span text:style-name="T10">A necessary note: the WHO Fetal Growth Calculator does not show the 0.01 and 0.99 quantiles. The authors considered the statistical precision of the estimates too low. The coefficients in the coefficients tables include the extreme quantiles yielding to requests and so that they are computed from a single source of data and program</text:span></text:p>
      <text:p text:style-name="P2"/>
      <text:p text:style-name="P2">The fetal dimensions are:</text:p>
      <text:p text:style-name="P2"/>
      <text:list text:style-name="L1">
        <text:list-item>
          <text:p text:style-name="P5">AC: abdominal circumference</text:p>
        </text:list-item>
        <text:list-item>
          <text:p text:style-name="P5">BPD: biparietal diameter (outer-inner)</text:p>
        </text:list-item>
        <text:list-item>
          <text:p text:style-name="P5">EFW: estimated fetal weight (Hadlock III estimation)</text:p>
        </text:list-item>
        <text:list-item>
          <text:p text:style-name="P5">FL: femur length</text:p>
        </text:list-item>
        <text:list-item>
          <text:p text:style-name="P5">HC: head circumference</text:p>
        </text:list-item>
        <text:list-item>
          <text:p text:style-name="P5">HL: humerus length</text:p>
        </text:list-item>
      </text:list>
      <text:p text:style-name="P2"/>
      <text:p text:style-name="P2">The curves are polynomials of degree up to 4, on the natural log scale. The polynomials can be</text:p>
      <text:p text:style-name="P2">represented by:</text:p>
      <text:p text:style-name="P2"/>
      <text:p text:style-name="P2"><draw:frame draw:style-name="fr1" draw:name="Object1" text:anchor-type="as-char" svg:y="-0.172in" svg:width="2.2689in" svg:height="0.2327in" draw:z-index="0"><draw:object xlink:href="./Object 1" xlink:type="simple" xlink:show="embed" xlink:actuate="onLoad"/><draw:image xlink:href="./ObjectReplacements/Object 1" xlink:type="simple" xlink:show="embed" xlink:actuate="onLoad"/></draw:frame></text:p>
      <text:p text:style-name="P2"/>
      <text:p text:style-name="P2">where y is one of the fetal dimensions and <text:span text:style-name="T5">t</text:span> is the gestational time in weeks. (Note that <text:span text:style-name="T5">t</text:span> is continuous</text:p>
      <text:p text:style-name="P2">and any fraction of<text:span text:style-name="T5"> t </text:span>can be used. The time<text:span text:style-name="T5"> t</text:span> must be between 14 and 40 weeks). The estimated values</text:p>
      <text:p text:style-name="P2">on the raw scale are, naturally, <draw:frame draw:style-name="fr1" draw:name="Object2" text:anchor-type="as-char" svg:y="-0.1772in" svg:width="0.6335in" svg:height="0.2134in" draw:z-index="1"><draw:object xlink:href="./Object 2" xlink:type="simple" xlink:show="embed" xlink:actuate="onLoad"/><draw:image xlink:href="./ObjectReplacements/Object 2" xlink:type="simple" xlink:show="embed" xlink:actuate="onLoad"/></draw:frame>.</text:p>
      <text:p text:style-name="P2"/>
      <text:p text:style-name="P2">The coefficients are presented in scientific notation with 15 digits. It is recommended to use the</text:p>
      <text:p text:style-name="P2">coefficients in full precision in the calculation of the polynomials. In the cases that the polynomials are of degree 3, the coefficients <draw:frame draw:style-name="fr1" draw:name="Object3" text:anchor-type="as-char" svg:y="-0.1484in" svg:width="0.1453in" svg:height="0.2091in" draw:z-index="2"><draw:object xlink:href="./Object 3" xlink:type="simple" xlink:show="embed" xlink:actuate="onLoad"/><draw:image xlink:href="./ObjectReplacements/Object 3" xlink:type="simple" xlink:show="embed" xlink:actuate="onLoad"/></draw:frame><text:s/>are zero. </text:p>
      <text:p text:style-name="P2"/>
      <text:p text:style-name="P2">The coefficients files are in csv format (comma separated value). The first line contains the column</text:p>
      <text:p text:style-name="P2">(field) names, separated by commas. The remaining lines contain the respective identifiers and the</text:p>
      <text:p text:style-name="P2">coefficients, also separated by commas.</text:p>
      <text:p text:style-name="P2"/>
      <text:p text:style-name="P2"><text:soft-page-break/>There are two files: coefficientsGlobal<text:span text:style-name="T8">V3</text:span>.csv and coefficientsEFWbySex<text:span text:style-name="T8">V3</text:span>.csv. The first file contains the</text:p>
      <text:p text:style-name="P2">coefficients for computing the quantiles for all the fetal dimensions (including EFW), regardless of sex.</text:p>
      <text:p text:style-name="P2">The second file holds the coefficients for EFW by sex.</text:p>
      <text:p text:style-name="P2"/>
      <text:h text:style-name="Heading_20_2" text:outline-level="2" text:is-list-header="true">Notes</text:h>
      <text:p text:style-name="P2"/>
      <text:h text:style-name="Heading_20_3" text:outline-level="3">1. Extrapolations</text:h>
      <text:p text:style-name="P2">We do not recommend extrapolations. The polynomials should be computed for 14 ≤ t ≤ 40. Any value of t in this continuous interval will yield a valid result.</text:p>
      <text:p text:style-name="P2"/>
      <text:h text:style-name="Heading_20_3" text:outline-level="3">2. Interpolation of the quantiles</text:h>
      <text:p text:style-name="P2">Simple linear interpolation provides a reasonable approximation for a quantile not in the list, from the</text:p>
      <text:p text:style-name="P2">minimum 0.01 to the maximum 0.99. It is better to do the interpolation on the log scale, which was</text:p>
      <text:p text:style-name="P2">used for the fitting, reverting the final result to the original scale. Say, for the α quantile, such that</text:p>
      <text:p text:style-name="P2"><draw:frame draw:style-name="fr1" draw:name="Object4" text:anchor-type="as-char" svg:y="-0.1484in" svg:width="0.639in" svg:height="0.2091in" draw:z-index="3"><draw:object xlink:href="./Object 4" xlink:type="simple" xlink:show="embed" xlink:actuate="onLoad"/><draw:image xlink:href="./ObjectReplacements/Object 4" xlink:type="simple" xlink:show="embed" xlink:actuate="onLoad"/></draw:frame><text:s/>(the two neighboring tabled quantiles), first interpolate the log of the quantile</text:p>
      <text:p text:style-name="P2"/>
      <text:p text:style-name="P2"><draw:frame draw:style-name="fr1" draw:name="Object5" text:anchor-type="as-char" svg:y="-0.2811in" svg:width="3.1752in" svg:height="0.3917in" draw:z-index="4"><draw:object xlink:href="./Object 5" xlink:type="simple" xlink:show="embed" xlink:actuate="onLoad"/><draw:image xlink:href="./ObjectReplacements/Object 5" xlink:type="simple" xlink:show="embed" xlink:actuate="onLoad"/></draw:frame></text:p>
      <text:p text:style-name="P2"/>
      <text:p text:style-name="P2"/>
      <text:p text:style-name="P2">and finally, compute the interpolated value on the raw scale as y = <text:s/><draw:frame draw:style-name="fr1" draw:name="Object6" text:anchor-type="as-char" svg:y="-0.1772in" svg:width="0.389in" svg:height="0.2134in" draw:z-index="5"><draw:object xlink:href="./Object 6" xlink:type="simple" xlink:show="embed" xlink:actuate="onLoad"/><draw:image xlink:href="./ObjectReplacements/Object 6" xlink:type="simple" xlink:show="embed" xlink:actuate="onLoad"/></draw:frame><text:s/>.</text:p>
      <text:p text:style-name="P2"/>
      <text:h text:style-name="Heading_20_3" text:outline-level="3">3. Extreme quantiles</text:h>
      <text:p text:style-name="P2">Estimates for fetal dimensions for extreme quantiles (0.01, 0.025, 0.975, 0.99) must be interpreted with</text:p>
      <text:p text:style-name="P2">caution because the precision is low due to the smaller number of observations, especially when</text:p>
      <text:p text:style-name="P2">subdivided by sex, <text:span text:style-name="T9">such as</text:span> for EFW. </text:p>
      <text:p text:style-name="P2"/>
      <text:h text:style-name="Heading_20_2" text:outline-level="2">Reference</text:h>
      <text:p text:style-name="P2"><text:span text:style-name="T7">1. </text:span>Kiserud T. et al.. The World Health Organization Fetal Growth Charts: A Multinational Longitudinal Study of Ultrasound Biometric Measurements and Estimated Fetal Weight. <text:span text:style-name="T6">PLOS Medicine 2017 </text:span>Jan 24;14(1):e1002220. doi: 10.1371/journal.pmed.1002220. Erratum in: PLoS Med. 2017 Mar 24;14</text:p>
      <text:p text:style-name="P2">(3):e1002284.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 Carvalho</meta:initial-creator>
    <meta:creation-date>2023-03-13T15:36:26.639277548</meta:creation-date>
    <dc:date>2023-04-12T12:31:55.531557390</dc:date>
    <dc:creator>Jose Carvalho</dc:creator>
    <meta:editing-duration>P1DT44M21S</meta:editing-duration>
    <meta:editing-cycles>9</meta:editing-cycles>
    <meta:generator>LibreOffice/7.5.2.2$Linux_X86_64 LibreOffice_project/53bb9681a964705cf672590721dbc85eb4d0c3a2</meta:generator>
    <meta:document-statistic meta:table-count="0" meta:image-count="0" meta:object-count="6" meta:page-count="2" meta:paragraph-count="42" meta:word-count="580" meta:character-count="3642" meta:non-whitespace-character-count="3101"/>
  </office:meta>
</office:document-meta>
</file>

<file path=Object 1/content.xml><?xml version="1.0" encoding="utf-8"?>
<math xmlns="http://www.w3.org/1998/Math/MathML" display="block">
  <semantics>
    <mrow>
      <msub>
        <mi>log</mi>
        <mi>e</mi>
      </msub>
      <mrow>
        <mrow>
          <mo fence="true" form="prefix" stretchy="false">(</mo>
          <mrow>
            <mi>y</mi>
          </mrow>
          <mo fence="true" form="postfix" stretchy="false">)</mo>
        </mrow>
        <mo stretchy="false">=</mo>
        <mrow>
          <msub>
            <mi>b</mi>
            <mn>0</mn>
          </msub>
          <mo stretchy="false">+</mo>
          <msub>
            <mi>b</mi>
            <mn>1</mn>
          </msub>
        </mrow>
      </mrow>
      <mrow>
        <mi>t</mi>
        <mo stretchy="false">+</mo>
        <msub>
          <mi>b</mi>
          <mn>2</mn>
        </msub>
      </mrow>
      <mrow>
        <msup>
          <mi>t</mi>
          <mn>2</mn>
        </msup>
        <mo stretchy="false">+</mo>
        <msub>
          <mi>b</mi>
          <mn>3</mn>
        </msub>
      </mrow>
      <mrow>
        <msup>
          <mi>t</mi>
          <mn>3</mn>
        </msup>
        <mo stretchy="false">+</mo>
        <msub>
          <mi>b</mi>
          <mn>4</mn>
        </msub>
      </mrow>
      <msup>
        <mi>t</mi>
        <mn>4</mn>
      </msup>
    </mrow>
    <annotation encoding="StarMath 5.0">log_e(y)=b_0+b_1 t+b_2 t^2 +b_3 t^3+ b_4 t^4</annotation>
  </semantics>
</math>
</file>

<file path=Object 2/content.xml><?xml version="1.0" encoding="utf-8"?>
<math xmlns="http://www.w3.org/1998/Math/MathML" display="block">
  <semantics>
    <mrow>
      <mi>y</mi>
      <mo stretchy="false">=</mo>
      <msup>
        <mi>e</mi>
        <mrow>
          <msub>
            <mi>log</mi>
            <mi>e</mi>
          </msub>
          <mrow>
            <mo fence="true" form="prefix" stretchy="false">(</mo>
            <mrow>
              <mi>y</mi>
            </mrow>
            <mo fence="true" form="postfix" stretchy="false">)</mo>
          </mrow>
        </mrow>
      </msup>
    </mrow>
    <annotation encoding="StarMath 5.0">y = e^{log_e (y)}</annotation>
  </semantics>
</math>
</file>

<file path=Object 3/content.xml><?xml version="1.0" encoding="utf-8"?>
<math xmlns="http://www.w3.org/1998/Math/MathML" display="block">
  <semantics>
    <msub>
      <mi>b</mi>
      <mn>4</mn>
    </msub>
    <annotation encoding="StarMath 5.0">b_4</annotation>
  </semantics>
</math>
</file>

<file path=Object 4/content.xml><?xml version="1.0" encoding="utf-8"?>
<math xmlns="http://www.w3.org/1998/Math/MathML" display="block">
  <semantics>
    <mrow>
      <msub>
        <mi>α</mi>
        <mn>0</mn>
      </msub>
      <mo stretchy="false">&lt;</mo>
      <mi>α</mi>
      <mo stretchy="false">&lt;</mo>
      <msub>
        <mi>α</mi>
        <mn>1</mn>
      </msub>
    </mrow>
    <annotation encoding="StarMath 5.0">α_0 &lt; α &lt; α_1</annotation>
  </semantics>
</math>
</file>

<file path=Object 5/content.xml><?xml version="1.0" encoding="utf-8"?>
<math xmlns="http://www.w3.org/1998/Math/MathML" display="block">
  <semantics>
    <mrow>
      <mi>log</mi>
      <mrow>
        <mrow>
          <mo fence="true" form="prefix" stretchy="false">(</mo>
          <mrow>
            <msub>
              <mi>y</mi>
              <mi>α</mi>
            </msub>
          </mrow>
          <mo fence="true" form="postfix" stretchy="false">)</mo>
        </mrow>
        <mo stretchy="false">=</mo>
        <mfrac>
          <mrow>
            <mi>log</mi>
            <mrow>
              <mrow>
                <mo fence="true" form="prefix" stretchy="false">(</mo>
                <mrow>
                  <msub>
                    <mi>y</mi>
                    <msub>
                      <mi>α</mi>
                      <mn>1</mn>
                    </msub>
                  </msub>
                </mrow>
                <mo fence="true" form="postfix" stretchy="false">)</mo>
              </mrow>
              <mo stretchy="false">−</mo>
              <mi>log</mi>
            </mrow>
            <mrow>
              <mo fence="true" form="prefix" stretchy="false">(</mo>
              <mrow>
                <msub>
                  <mi>y</mi>
                  <msub>
                    <mi>α</mi>
                    <mn>0</mn>
                  </msub>
                </msub>
              </mrow>
              <mo fence="true" form="postfix" stretchy="false">)</mo>
            </mrow>
          </mrow>
          <mrow>
            <msub>
              <mi>α</mi>
              <mn>1</mn>
            </msub>
            <mo stretchy="false">−</mo>
            <msub>
              <mi>α</mi>
              <mn>0</mn>
            </msub>
          </mrow>
        </mfrac>
      </mrow>
      <mrow>
        <mrow>
          <mo fence="true" form="prefix" stretchy="false">(</mo>
          <mrow>
            <mrow>
              <mi>α</mi>
              <mo stretchy="false">−</mo>
              <msub>
                <mi>α</mi>
                <mn>0</mn>
              </msub>
            </mrow>
          </mrow>
          <mo fence="true" form="postfix" stretchy="false">)</mo>
        </mrow>
        <mo stretchy="false">+</mo>
        <mi>log</mi>
      </mrow>
      <mrow>
        <mo fence="true" form="prefix" stretchy="false">(</mo>
        <mrow>
          <msub>
            <mi>y</mi>
            <msub>
              <mi>α</mi>
              <mn>0</mn>
            </msub>
          </msub>
        </mrow>
        <mo fence="true" form="postfix" stretchy="false">)</mo>
      </mrow>
    </mrow>
    <annotation encoding="StarMath 5.0">log(y_%alpha)={log(y_{%alpha_1})-log(y_{%alpha_0})} over {%alpha_1-%alpha_0} (%alpha-%alpha_0)+log(y_{%alpha_0})</annotation>
  </semantics>
</math>
</file>

<file path=Object 6/content.xml><?xml version="1.0" encoding="utf-8"?>
<math xmlns="http://www.w3.org/1998/Math/MathML" display="block">
  <semantics>
    <msup>
      <mi>e</mi>
      <mrow>
        <msub>
          <mi>log</mi>
          <mi>e</mi>
        </msub>
        <mrow>
          <mo fence="true" form="prefix" stretchy="false">(</mo>
          <mrow>
            <mi>y</mi>
          </mrow>
          <mo fence="true" form="postfix" stretchy="false">)</mo>
        </mrow>
      </mrow>
    </msup>
    <annotation encoding="StarMath 5.0">e^{log_e(y)}</annotation>
  </semantics>
</math>
</file>